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0384" calcext:value-type="float">
            <text:p>101.3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1848" calcext:value-type="float">
            <text:p>97.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7208" calcext:value-type="float">
            <text:p>94.2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8464" calcext:value-type="float">
            <text:p>93.6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202</text:p>
          </table:table-cell>
          <table:table-cell office:value-type="string" calcext:value-type="string">
            <text:p>Dodd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